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GoBack"/><text:span text:style-name="T2">Hardware</text:span></text:p>
      <text:p text:style-name="Standard">The hardware is FREDs CPU and Display, with a new keypad and sound system, and ROM instead of RAM.</text:p>
      <text:p text:style-name="Standard"><text:span text:style-name="T1">CPU</text:span></text:p>
      <text:p text:style-name="Standard">CPU 1801 LSI prototype at 20us per instruction.</text:p>
      <text:p text:style-name="Standard"><text:span text:style-name="T1">ROM</text:span></text:p>
      <text:p text:style-name="Standard">2k Memory mapped to 0000-07FF, upper 4 bytes not decoded.</text:p>
      <text:p text:style-name="Standard"><text:span text:style-name="T1">RAM</text:span></text:p>
      <text:p text:style-name="Standard">512 bytes RAM mapped to 0800-0FFF, upper 6 bytes not decoded.</text:p>
      <text:p text:style-name="Standard"><text:span text:style-name="T1">Display</text:span></text:p>
      <text:p text:style-name="Standard">Fred type 64 x 32 (quarter dot per screen cell R0 DMA automatic, 60Hz Interrupt). Turned on by 2 to port 1, 3 to port 2 as standard for FRED.</text:p>
      <text:p text:style-name="Standard"><text:span text:style-name="T1">Keypads</text:span></text:p>
      <text:p text:style-name="Standard">As defined on page 13 of the PDF, read via EF1 and EF3 and INPUT 6E (port 6). Everything is active ‘1’</text:p>
      <text:p text:style-name="Standard"><text:span text:style-name="T1">Bit Switches</text:span></text:p>
      <text:p text:style-name="Standard">Game control switches read into bits 0-3 of 6D (port 5)</text:p>
      <text:p text:style-name="Standard"><text:span text:style-name="T1">Audio</text:span></text:p>
      <text:p text:style-name="Standard">There are two audio circuits. </text:p>
      <text:p text:style-name="Standard">The circuitry around B5 controls sound off and on. The inverse of Bus 4 , the control value is latched into the left most B5 on OUTPUT to port 6. When set this holds the right hand half of B5 Q line at logic ‘0’.</text:p>
      <text:p text:style-name="Standard">Similarly, OUTPUT 5 latches the 8 bit value into 4 bit latches B3 and B4, these hold the current pitch. These are fed into the preset counters of the pair of 4029s which divide them by that value.</text:p>
      <text:p text:style-name="Standard">Pins 9,10 and 16 are set to logic ‘1’ which means this register counts up in binary. It is clocked up at 20us via the flip flop C5. The carry out is clocked at into the latch C5 at 10us intervals.</text:p>
      <text:p text:style-name="Standard">Each cycle takes 20 x (256 – byte) us to generate one pulse on pin 7 of the lower counter which clocks the us. The whole cycle is therefore twice this (as one pulse clocks B5 on, the other off)</text:p>
      <text:p text:style-name="Standard">40 x (256 – byte) us</text:p>
      <text:p text:style-name="Standard">1000000/(40 x (256-byte) Hz)</text:p>
      <text:p text:style-name="Standard">25000 / (256-byte) Hz which gives a complete audio ran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8</meta:editing-cycles>
    <meta:creation-date>2016-07-17T13:50:00</meta:creation-date>
    <dc:date>2016-11-21T19:21:29.191056797</dc:date>
    <meta:editing-duration>PT23M43S</meta:editing-duration>
    <meta:generator>LibreOffice/5.2.2.2$Linux_X86_64 LibreOffice_project/20m0$Build-2</meta:generator>
    <meta:document-statistic meta:table-count="0" meta:image-count="0" meta:object-count="0" meta:page-count="1" meta:paragraph-count="23" meta:word-count="307" meta:character-count="1541" meta:non-whitespace-character-count="12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